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b2d7ff" draw:textarea-vertical-align="middle"/>
    </style:style>
    <style:style style:name="gr2" style:family="graphic" style:parent-style-name="objectwithoutfill">
      <style:graphic-properties draw:stroke="none" draw:fill="solid" draw:fill-color="#ffffff" draw:textarea-vertical-align="middle"/>
    </style:style>
    <style:style style:name="gr3" style:family="graphic" style:parent-style-name="objectwithoutfill">
      <style:graphic-properties draw:stroke="none" draw:fill="solid" draw:fill-color="#8eaccc" draw:textarea-vertical-align="middle" draw:shadow="visible" draw:shadow-color="#808080"/>
    </style:style>
    <style:style style:name="gr4" style:family="graphic" style:parent-style-name="objectwithoutfill">
      <style:graphic-properties draw:stroke="none" draw:fill="solid" draw:fill-color="#51b06b" draw:textarea-vertical-align="middle" draw:shadow="visible" draw:shadow-color="#808080" draw:shadow-opacity="100%"/>
    </style:style>
    <style:style style:name="gr5" style:family="graphic" style:parent-style-name="objectwithoutfill">
      <style:graphic-properties draw:stroke="none" draw:fill="solid" draw:fill-color="#68e38b" draw:textarea-vertical-align="middle"/>
    </style:style>
    <style:style style:name="P1" style:family="paragraph">
      <loext:graphic-properties draw:fill="solid" draw:fill-color="#b2d7f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8eaccc"/>
      <style:paragraph-properties fo:text-align="center"/>
    </style:style>
    <style:style style:name="P4" style:family="paragraph">
      <loext:graphic-properties draw:fill="solid" draw:fill-color="#51b06b"/>
      <style:paragraph-properties fo:text-align="center"/>
    </style:style>
    <style:style style:name="P5" style:family="paragraph">
      <loext:graphic-properties draw:fill="solid" draw:fill-color="#68e38b"/>
      <style:paragraph-properties fo:text-align="center"/>
    </style:style>
  </office:automatic-styles>
  <office:body>
    <office:drawing>
      <draw:page draw:name="page1" draw:style-name="dp1" draw:master-page-name="Standard">
        <draw:g>
          <draw:g>
            <draw:polygon draw:style-name="gr1" draw:text-style-name="P1" draw:layer="layout" svg:width="2.299cm" svg:height="3.599cm" svg:x="3.8cm" svg:y="22.4cm" svg:viewBox="0 0 2300 3600" draw:points="0,3600 600,3600 600,2100 900,2100 1600,3600 2300,3600 1600,2100 2100,1600 2100,500 1600,0 600,0 0,0">
              <text:p/>
            </draw:polygon>
            <draw:polygon draw:style-name="gr2" draw:text-style-name="P2" draw:layer="layout" svg:width="0.899cm" svg:height="0.899cm" draw:transform="rotate (-1.5707963267949) translate (5.3cm 23cm)" svg:viewBox="0 0 900 900" draw:points="0,900 900,900 900,0 0,0">
              <text:p/>
            </draw:polygon>
          </draw:g>
          <draw:polygon draw:style-name="gr1" draw:text-style-name="P1" draw:layer="layout" svg:width="3.888cm" svg:height="3.464cm" draw:transform="rotate (-2.35619449019235) translate (4.9cm 23.9cm)" svg:viewBox="0 0 3889 3465" draw:points="1344,3465 2051,3465 3889,1626 3889,919 2970,0 2121,0 3394,1273 1697,2970 849,2121 0,2121">
            <text:p/>
          </draw:polygon>
          <draw:polygon draw:style-name="gr3" draw:text-style-name="P3" draw:layer="layout" svg:width="1.767cm" svg:height="3.606cm" draw:transform="skewX (-0.000872664625997254) rotate (-2.35689262189314) translate (9.70115228312698cm 24.8005236720805cm)" svg:viewBox="0 0 1768 3607" draw:points="212,3607 1060,3607 1768,2899 1768,2192 1061,1485 1697,849 1698,0 0,1698 0,2547 637,1910 1273,2546">
            <text:p/>
          </draw:polygon>
          <draw:polygon draw:style-name="gr4" draw:text-style-name="P4" draw:layer="layout" svg:width="4.03cm" svg:height="3.322cm" draw:transform="skewX (-0.000523598775598191) rotate (-0.786096295098247) translate (9.70104725849595cm 21.5992323109553cm)" svg:viewBox="0 0 4031 3323" draw:points="0,1133 849,1132 1485,495 2121,1131 1414,1839 1414,2546 2192,3323 2900,3323 4031,2191 3182,2191 2546,2828 1909,2192 2616,1484 2616,777 1838,0 1131,0">
            <text:p/>
          </draw:polygon>
          <draw:polygon draw:style-name="gr5" draw:text-style-name="P5" draw:layer="layout" svg:width="3.599cm" svg:height="2.399cm" draw:transform="rotate (-1.5707963267949) translate (13.8cm 22.4cm)" svg:viewBox="0 0 3600 2400" draw:points="1500,1500 3000,1500 3600,900 1500,900 0,0 0,600 990,1200 0,1800 0,2400">
            <text:p/>
          </draw:polygon>
          <draw:polygon draw:style-name="gr5" draw:text-style-name="P5" draw:layer="layout" svg:width="2.615cm" svg:height="2.969cm" draw:transform="rotate (0.785398163397448) translate (13.15cm 24.95cm)" svg:viewBox="0 0 2616 2970" draw:points="0,1485 849,1485 1485,849 2121,1485 1061,2546 1485,2970 2616,1838 2616,1131 1485,0">
            <text:p/>
          </draw:polygon>
          <draw:polygon draw:style-name="gr5" draw:text-style-name="P5" draw:layer="layout" svg:width="2.969cm" svg:height="2.12cm" draw:transform="rotate (2.35619449019234) translate (17.3cm 26cm)" svg:viewBox="0 0 2970 2121" draw:points="0,0 849,0 2970,2121 2121,2121 1485,1485 636,1485 1061,1061">
            <text:p/>
          </draw:polygon>
          <draw:polygon draw:style-name="gr5" draw:text-style-name="P5" draw:layer="layout" svg:width="2.981cm" svg:height="3.619cm" draw:transform="skewX (-0.000349065850398822) rotate (0.785398163397448) translate (16.7884743068079cm 24.5085256931921cm)" svg:viewBox="0 0 2982 3620" draw:points="2131,0 2982,0 1917,1065 2630,1770 2630,2477 1490,3620 1065,3195 2130,2130 1491,1491 851,2130 0,2130">
            <text:p/>
          </draw:polygon>
        </draw:g>
        <draw:g>
          <draw:g>
            <draw:polygon draw:style-name="gr1" draw:text-style-name="P1" draw:layer="layout" svg:width="1.516cm" svg:height="2.374cm" svg:x="2.847cm" svg:y="16.616cm" svg:viewBox="0 0 1517 2375" draw:points="0,2375 396,2375 396,1385 594,1385 1056,2375 1517,2375 1056,1385 1385,1056 1385,330 1056,0 396,0 0,0">
              <text:p/>
            </draw:polygon>
            <draw:polygon draw:style-name="gr2" draw:text-style-name="P2" draw:layer="layout" svg:width="0.593cm" svg:height="0.593cm" draw:transform="rotate (-1.5707963267949) translate (3.83667474101943cm 17.0116889140854cm)" svg:viewBox="0 0 594 594" draw:points="0,594 594,594 594,0 0,0">
              <text:p/>
            </draw:polygon>
          </draw:g>
          <draw:polygon draw:style-name="gr1" draw:text-style-name="P1" draw:layer="layout" svg:width="2.565cm" svg:height="2.285cm" draw:transform="rotate (-2.35619449019235) translate (3.5727980209246cm 17.6054115342988cm)" svg:viewBox="0 0 2566 2286" draw:points="886,2286 1353,2286 2566,1073 2566,606 1959,0 1399,0 2239,840 1120,1959 560,1399 0,1399">
            <text:p/>
          </draw:polygon>
          <draw:polygon draw:style-name="gr3" draw:text-style-name="P3" draw:layer="layout" svg:width="1.165cm" svg:height="2.379cm" draw:transform="skewX (-0.001221730476396) rotate (-2.35671808896794) translate (6.74056287587109cm 18.1987198023679cm)" svg:viewBox="0 0 1166 2380" draw:points="139,2380 699,2379 1166,1913 1166,1446 700,980 1120,560 1121,0 0,1120 0,1680 420,1260 840,1679">
            <text:p/>
          </draw:polygon>
          <draw:polygon draw:style-name="gr4" draw:text-style-name="P4" draw:layer="layout" svg:width="2.658cm" svg:height="2.191cm" draw:transform="skewX (-0.000872664625997162) rotate (-0.785921762173048) translate (6.73958341911956cm 16.0874868817197cm)" svg:viewBox="0 0 2659 2192" draw:points="0,747 560,747 980,327 1399,746 933,1213 933,1679 1446,2192 1912,2192 2659,1445 2099,1446 1679,1866 1259,1446 1726,979 1726,513 1213,0 747,0">
            <text:p/>
          </draw:polygon>
          <draw:polygon draw:style-name="gr5" draw:text-style-name="P5" draw:layer="layout" svg:width="2.374cm" svg:height="1.582cm" draw:transform="rotate (-1.5707963267949) translate (9.44405504303458cm 16.6158738339432cm)" svg:viewBox="0 0 2375 1583" draw:points="990,990 1979,990 2375,594 990,594 0,0 0,396 653,792 0,1187 0,1583">
            <text:p/>
          </draw:polygon>
          <draw:polygon draw:style-name="gr5" draw:text-style-name="P5" draw:layer="layout" svg:width="1.725cm" svg:height="1.958cm" draw:transform="skewX (-0.000698131700797713) rotate (0.78487456462185) translate (9.01477166685469cm 18.2978461348205cm)" svg:viewBox="0 0 1726 1959" draw:points="0,980 560,980 980,560 1399,979 700,1679 979,1959 1726,1212 1726,746 980,0">
            <text:p/>
          </draw:polygon>
          <draw:polygon draw:style-name="gr5" draw:text-style-name="P5" draw:layer="layout" svg:width="1.959cm" svg:height="1.4cm" draw:transform="skewX (0.00122173047639606) rotate (2.35706715481834) translate (11.7529763438644cm 18.9907643147967cm)" svg:viewBox="0 0 1960 1401" draw:points="0,0 560,0 1960,1401 1400,1401 980,980 420,980 700,700">
            <text:p/>
          </draw:polygon>
          <draw:polygon draw:style-name="gr5" draw:text-style-name="P5" draw:layer="layout" svg:width="1.965cm" svg:height="2.388cm" draw:transform="skewX (-0.000349065850398987) rotate (0.784350965846252) translate (11.41511290336cm 18.0043540038233cm)" svg:viewBox="0 0 1966 2389" draw:points="1404,1 1966,0 1264,703 1735,1168 1735,1634 984,2389 703,2109 1405,1406 983,984 562,1406 0,1407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1T23:14:48.618788194</meta:creation-date>
    <dc:date>2019-04-22T00:12:05.344994435</dc:date>
    <meta:editing-duration>PT26M18S</meta:editing-duration>
    <meta:editing-cycles>8</meta:editing-cycles>
    <meta:generator>LibreOffice/6.0.7.3$Linux_X86_64 LibreOffice_project/00m0$Build-3</meta:generator>
    <meta:document-statistic meta:object-count="22"/>
  </office:meta>
</office:document-meta>
</file>